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4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8.28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07mm" fo:break-before="auto" style:use-optimal-row-height="fals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6.33mm" fo:break-before="auto" style:use-optimal-row-height="false"/>
    </style:style>
    <style:style style:name="ro6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2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00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font-name="Liberation Serif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6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2" table:number-rows-spanned="1">
            <text:p><text:s text:c="141"/>Hotéis</text:p>
          </table:table-cell>
          <table:covered-table-cell table:number-columns-repeated="11" table:style-name="ce11"/>
          <table:table-cell table:style-name="ce16" table:number-columns-repeated="14"/>
          <table:table-cell table:style-name="ce11" table:number-columns-repeated="998"/>
        </table:table-row>
        <table:table-row table:style-name="ro1">
          <table:table-cell table:style-name="ce3" office:value-type="string" calcext:value-type="string">
            <text:p>Nome:</text:p>
          </table:table-cell>
          <table:table-cell table:style-name="ce3" office:value-type="string" calcext:value-type="string">
            <text:p>Valor da Diária*:</text:p>
          </table:table-cell>
          <table:table-cell table:style-name="ce3" office:value-type="string" calcext:value-type="string">
            <text:p>Distância até o Politénico: </text:p>
          </table:table-cell>
          <table:table-cell table:style-name="ce3" office:value-type="string" calcext:value-type="string">
            <text:p>2 diárias [05/06-07/06]:</text:p>
          </table:table-cell>
          <table:table-cell table:style-name="ce3" office:value-type="string" calcext:value-type="string">
            <text:p>8 palestrantes: </text:p>
          </table:table-cell>
          <table:table-cell table:style-name="ce3" office:value-type="string" calcext:value-type="string">
            <text:p>Café da Manhã Incluído: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laviero Slim Avenida das Torres</text:p>
          </table:table-cell>
          <table:table-cell table:style-name="ce12" office:value-type="string" calcext:value-type="string">
            <text:p>R$154,00</text:p>
          </table:table-cell>
          <table:table-cell table:style-name="ce3" office:value-type="string" calcext:value-type="string">
            <text:p>2km</text:p>
          </table:table-cell>
          <table:table-cell table:style-name="ce12" office:value-type="string" calcext:value-type="string">
            <text:p>R$308,00</text:p>
          </table:table-cell>
          <table:table-cell table:style-name="ce12" office:value-type="string" calcext:value-type="string">
            <text:p>R$2.464,00</text:p>
          </table:table-cell>
          <table:table-cell table:style-name="ce3" office:value-type="string" calcext:value-type="string">
            <text:p>SIM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*Visto no Booking.com, quarto duplo</text:p>
          </table:table-cell>
          <table:covered-table-cell/>
          <table:table-cell table:style-name="ce13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2" table:number-rows-spanned="1">
            <text:p><text:s text:c="137"/>Transporte</text:p>
          </table:table-cell>
          <table:covered-table-cell table:number-columns-repeated="11"/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3" office:value-type="string" calcext:value-type="string">
            <text:p>Nome:</text:p>
          </table:table-cell>
          <table:table-cell table:style-name="ce3" office:value-type="string" calcext:value-type="string">
            <text:p>De onde vem: </text:p>
          </table:table-cell>
          <table:table-cell table:style-name="ce3" office:value-type="string" calcext:value-type="string">
            <text:p>(Rota mais barata)</text:p>
          </table:table-cell>
          <table:table-cell table:style-name="ce3" office:value-type="string" calcext:value-type="string">
            <text:p>Tempo de viagem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Júlio <text:span text:style-name="T1">Trecenti</text:span> – Text Mining</text:p>
          </table:table-cell>
          <table:table-cell table:style-name="ce3" office:value-type="string" calcext:value-type="string">
            <text:p>São Paulo</text:p>
          </table:table-cell>
          <table:table-cell table:style-name="ce12" office:value-type="string" calcext:value-type="string">
            <text:p>R$170,00</text:p>
          </table:table-cell>
          <table:table-cell table:style-name="ce12" office:value-type="string" calcext:value-type="string">
            <text:p>1h20min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Carlinhos IME – <text:span text:style-name="T1">Baeysiana</text:span></text:p>
          </table:table-cell>
          <table:table-cell table:style-name="ce3" office:value-type="string" calcext:value-type="string">
            <text:p>São Paulo</text:p>
          </table:table-cell>
          <table:table-cell table:style-name="ce12" office:value-type="string" calcext:value-type="string">
            <text:p>R$170,00</text:p>
          </table:table-cell>
          <table:table-cell table:style-name="ce12" office:value-type="string" calcext:value-type="string">
            <text:p>1h20min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Vera – Mesa Redonda</text:p>
          </table:table-cell>
          <table:table-cell table:style-name="ce13" office:value-type="string" calcext:value-type="string">
            <text:p>São Paulo</text:p>
          </table:table-cell>
          <table:table-cell table:style-name="ce14" office:value-type="currency" office:currency="BRL" office:value="170" calcext:value-type="currency">
            <text:p>R$ 170,00</text:p>
          </table:table-cell>
          <table:table-cell table:style-name="ce13" office:value-type="string" calcext:value-type="string">
            <text:p>1h20min</text:p>
          </table:table-cell>
          <table:table-cell table:style-name="ce13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Ricardo – Minicurso</text:p>
          </table:table-cell>
          <table:table-cell office:value-type="string" calcext:value-type="string">
            <text:p>São Paulo</text:p>
          </table:table-cell>
          <table:table-cell table:style-name="ce10" office:value-type="currency" office:currency="BRL" office:value="170" calcext:value-type="currency">
            <text:p>R$ 170,00</text:p>
          </table:table-cell>
          <table:table-cell office:value-type="string" calcext:value-type="string">
            <text:p>1h20mi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uzada – Pós Graduação</text:p>
          </table:table-cell>
          <table:table-cell office:value-type="string" calcext:value-type="string">
            <text:p>São Paulo</text:p>
          </table:table-cell>
          <table:table-cell table:style-name="ce10" office:value-type="currency" office:currency="BRL" office:value="170" calcext:value-type="currency">
            <text:p>R$ 170,00</text:p>
          </table:table-cell>
          <table:table-cell office:value-type="string" calcext:value-type="string">
            <text:p>1h20mi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ondon</text:p>
          </table:table-cell>
          <table:table-cell office:value-type="string" calcext:value-type="string">
            <text:p>Brasília</text:p>
          </table:table-cell>
          <table:table-cell table:style-name="ce10" office:value-type="currency" office:currency="BRL" office:value="170" calcext:value-type="currency">
            <text:p>R$ 170,00</text:p>
          </table:table-cell>
          <table:table-cell office:value-type="string" calcext:value-type="string">
            <text:p>1h20mi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nato Assunção – UFMG</text:p>
          </table:table-cell>
          <table:table-cell office:value-type="string" calcext:value-type="string">
            <text:p>Belo Horizonte</text:p>
          </table:table-cell>
          <table:table-cell table:style-name="ce12" office:value-type="string" calcext:value-type="string">
            <text:p>R$367,00</text:p>
          </table:table-cell>
          <table:table-cell table:style-name="ce12" office:value-type="string" calcext:value-type="string">
            <text:p>4h13mi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duardo Junior – Ezalqui</text:p>
          </table:table-cell>
          <table:table-cell office:value-type="string" calcext:value-type="string">
            <text:p>Piracicaba</text:p>
          </table:table-cell>
          <table:table-cell table:style-name="ce12" office:value-type="string" calcext:value-type="string">
            <text:p>R$293,22</text:p>
          </table:table-cell>
          <table:table-cell table:style-name="ce12" office:value-type="string" calcext:value-type="string">
            <text:p>10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 text:c="139"/>Vôo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idade de Partid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Preço/Empresa</text:p>
          </table:table-cell>
          <table:table-cell office:value-type="string" calcext:value-type="string">
            <text:p>Font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ão Paulo – CWB(ida e volta) </text:p>
          </table:table-cell>
          <table:table-cell office:value-type="string" calcext:value-type="string">
            <text:p>Guarulhos – CWB</text:p>
          </table:table-cell>
          <table:table-cell table:style-name="ce15" office:value-type="string" calcext:value-type="string">
            <text:p>R$170,00/Latam</text:p>
          </table:table-cell>
          <table:table-cell office:value-type="string" calcext:value-type="string">
            <text:p><text:a xlink:href="http://www.decolar.com/shop/flights/results/roundtrip/GRU/CWB/2017-06-05/2017-06-07/1/0/0?from=SB" xlink:type="simple">http://www.decolar.com/shop/flights/results/roundtrip/GRU/CWB/2017-06-05/2017-06-07/1/0/0?from=SB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ão Paulo – CWB(ida e volta) </text:p>
          </table:table-cell>
          <table:table-cell office:value-type="string" calcext:value-type="string">
            <text:p>Congonhas – CWB</text:p>
          </table:table-cell>
          <table:table-cell office:value-type="string" calcext:value-type="string">
            <text:p>R$186,00/Gol</text:p>
          </table:table-cell>
          <table:table-cell office:value-type="string" calcext:value-type="string">
            <text:p><text:a xlink:href="http://www.decolar.com/shop/flights/results/roundtrip/CGH/CWB/2017-06-05/2017-06-07/1/0/0?from=SB" xlink:type="simple">http://www.decolar.com/shop/flights/results/roundtrip/CGH/CWB/2017-06-05/2017-06-07/1/0/0?from=SB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ão Paulo – CWB(ida e volta) </text:p>
          </table:table-cell>
          <table:table-cell office:value-type="string" calcext:value-type="string">
            <text:p>Viracopos – CWB</text:p>
          </table:table-cell>
          <table:table-cell office:value-type="string" calcext:value-type="string">
            <text:p>R$219,00/Azul</text:p>
          </table:table-cell>
          <table:table-cell office:value-type="string" calcext:value-type="string">
            <text:p><text:a xlink:href="http://www.decolar.com/shop/flights/results/roundtrip/VCP/CWB/2017-06-05/2017-06-07/1/0/0?from=SB" xlink:type="simple">http://www.decolar.com/shop/flights/results/roundtrip/VCP/CWB/2017-06-05/2017-06-07/1/0/0?from=SB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sília – CWB(ida e volta)</text:p>
          </table:table-cell>
          <table:table-cell office:value-type="string" calcext:value-type="string">
            <text:p>JK – CWB</text:p>
          </table:table-cell>
          <table:table-cell office:value-type="string" calcext:value-type="string">
            <text:p>R$327,00/Latam</text:p>
          </table:table-cell>
          <table:table-cell office:value-type="string" calcext:value-type="string">
            <text:p><text:a xlink:href="http://www.decolar.com/shop/flights/results/roundtrip/BSB/CWB/2017-06-05/2017-06-07/1/0/0?from=SB" xlink:type="simple">http://www.decolar.com/shop/flights/results/roundtrip/BSB/CWB/2017-06-05/2017-06-07/1/0/0?from=SB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o Horizonte – CWB(ida e volta)</text:p>
          </table:table-cell>
          <table:table-cell office:value-type="string" calcext:value-type="string">
            <text:p>Tancredo Neves – CWB</text:p>
          </table:table-cell>
          <table:table-cell office:value-type="string" calcext:value-type="string">
            <text:p>R$367,00/Latam</text:p>
          </table:table-cell>
          <table:table-cell office:value-type="string" calcext:value-type="string">
            <text:p><text:a xlink:href="http://www.decolar.com/shop/flights/results/roundtrip/CNF/CWB/2017-06-05/2017-06-07/1/0/0?from=SB" xlink:type="simple">http://www.decolar.com/shop/flights/results/roundtrip/CNF/CWB/2017-06-05/2017-06-07/1/0/0?from=SB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Ônibus</text:p>
          </table:table-cell>
          <table:covered-table-cell table:number-columns-repeated="5" table:style-name="ce7"/>
          <table:table-cell table:style-name="ce7" table:number-columns-repeated="1018"/>
        </table:table-row>
        <table:table-row table:style-name="ro1">
          <table:table-cell office:value-type="string" calcext:value-type="string">
            <text:p>Cidade de Partid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Font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iracicaba – CWB</text:p>
          </table:table-cell>
          <table:table-cell table:style-name="ce10" office:value-type="currency" office:currency="BRL" office:value="146.39" calcext:value-type="currency">
            <text:p>R$ 146,39</text:p>
          </table:table-cell>
          <table:table-cell table:style-name="ce10" office:value-type="currency" office:currency="BRL" office:value="146.83" calcext:value-type="currency">
            <text:p>R$ 146,83</text:p>
          </table:table-cell>
          <table:table-cell table:style-name="ce10" office:value-type="string" calcext:value-type="string">
            <text:p><text:a xlink:href="http://www.buscaonibus.com.br/horario/curitiba/piracicaba?dt=07/06/2017" xlink:type="simple">http://www.buscaonibus.com.br/horario/curitiba/piracicaba?dt=07/06/2017</text:a></text:p>
          </table:table-cell>
          <table:table-cell table:style-name="ce10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stimativa</text:p>
          </table:table-cell>
          <table:table-cell table:style-name="ce9" table:number-columns-repeated="1023"/>
        </table:table-row>
        <table:table-row table:style-name="ro6">
          <table:table-cell office:value-type="string" calcext:value-type="string" table:number-columns-spanned="2" table:number-rows-spanned="1">
            <text:p>Levando em conta as rotas mais baratas</text:p>
          </table:table-cell>
          <table:covered-table-cell/>
          <table:table-cell table:number-columns-repeated="1022"/>
        </table:table-row>
        <table:table-row table:style-name="ro1">
          <table:table-cell table:style-name="ce10" office:value-type="currency" office:currency="BRL" office:value="4144.22" calcext:value-type="currency" table:number-columns-spanned="2" table:number-rows-spanned="1">
            <text:p>R$ 4.144,22</text:p>
          </table:table-cell>
          <table:covered-table-cell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6:07:51.486834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5:34:53.266540157</meta:creation-date>
    <dc:date>2017-02-15T17:17:55.835520890</dc:date>
    <meta:editing-duration>PT2H43M2S</meta:editing-duration>
    <meta:editing-cycles>18</meta:editing-cycles>
    <meta:generator>LibreOffice/5.1.4.2$Linux_x86 LibreOffice_project/10m0$Build-2</meta:generator>
    <meta:document-statistic meta:table-count="1" meta:cell-count="88" meta:object-count="0"/>
  </office:meta>
</office:document-meta>
</file>